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C4G_KI04_2016_10_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015721386" calcext:value-type="float">
            <text:p>0.43015721386</text:p>
          </table:table-cell>
          <table:table-cell office:value-type="float" office:value="0.363495651699" calcext:value-type="float">
            <text:p>0.363495651699</text:p>
          </table:table-cell>
          <table:table-cell office:value-type="float" office:value="0.158345" calcext:value-type="float">
            <text:p>0.158345</text:p>
          </table:table-cell>
          <table:table-cell office:value-type="float" office:value="0.414938092892" calcext:value-type="float">
            <text:p>0.414938092892</text:p>
          </table:table-cell>
          <table:table-cell office:value-type="float" office:value="0.39402686885" calcext:value-type="float">
            <text:p>0.394026868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21025471176" calcext:value-type="float">
            <text:p>0.521025471176</text:p>
          </table:table-cell>
          <table:table-cell office:value-type="float" office:value="0.387152908559" calcext:value-type="float">
            <text:p>0.387152908559</text:p>
          </table:table-cell>
          <table:table-cell office:value-type="float" office:value="0.210713" calcext:value-type="float">
            <text:p>0.210713</text:p>
          </table:table-cell>
          <table:table-cell office:value-type="float" office:value="0.487323420303" calcext:value-type="float">
            <text:p>0.487323420303</text:p>
          </table:table-cell>
          <table:table-cell office:value-type="float" office:value="0.444222260957" calcext:value-type="float">
            <text:p>0.44422226095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98358674146" calcext:value-type="float">
            <text:p>0.498358674146</text:p>
          </table:table-cell>
          <table:table-cell office:value-type="float" office:value="0.372003912672" calcext:value-type="float">
            <text:p>0.372003912672</text:p>
          </table:table-cell>
          <table:table-cell office:value-type="float" office:value="0.20015" calcext:value-type="float">
            <text:p>0.20015</text:p>
          </table:table-cell>
          <table:table-cell office:value-type="float" office:value="0.466657704891" calcext:value-type="float">
            <text:p>0.466657704891</text:p>
          </table:table-cell>
          <table:table-cell office:value-type="float" office:value="0.426009526384" calcext:value-type="float">
            <text:p>0.4260095263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90197742661" calcext:value-type="float">
            <text:p>0.390197742661</text:p>
          </table:table-cell>
          <table:table-cell office:value-type="float" office:value="0.429913633488" calcext:value-type="float">
            <text:p>0.429913633488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397542830808" calcext:value-type="float">
            <text:p>0.397542830808</text:p>
          </table:table-cell>
          <table:table-cell office:value-type="float" office:value="0.409094018702" calcext:value-type="float">
            <text:p>0.409094018702</text:p>
          </table:table-cell>
        </table:table-row>
        <table:table-row table:style-name="ro1">
          <table:table-cell table:number-columns-repeated="5"/>
          <table:table-cell table:style-name="ce1" table:formula="of:=AVERAGE([.F1:.F4])" office:value-type="float" office:value="0.45993477546075" calcext:value-type="float">
            <text:p>0.45993477546075</text:p>
          </table:table-cell>
          <table:table-cell table:style-name="ce1" table:formula="of:=AVERAGE([.G1:.G4])" office:value-type="float" office:value="0.3881415266045" calcext:value-type="float">
            <text:p>0.3881415266045</text:p>
          </table:table-cell>
          <table:table-cell table:style-name="ce1" table:formula="of:=AVERAGE([.H1:.H4])" office:value-type="float" office:value="0.1938045" calcext:value-type="float">
            <text:p>0.1938045</text:p>
          </table:table-cell>
          <table:table-cell table:style-name="ce1" table:formula="of:=AVERAGE([.I1:.I4])" office:value-type="float" office:value="0.4416155122235" calcext:value-type="float">
            <text:p>0.4416155122235</text:p>
          </table:table-cell>
          <table:table-cell table:style-name="ce1" table:formula="of:=AVERAGE([.J1:.J4])" office:value-type="float" office:value="0.41833816872325" calcext:value-type="float">
            <text:p>0.41833816872325</text:p>
          </table:table-cell>
        </table:table-row>
        <table:table-row table:style-name="ro1">
          <table:table-cell table:number-columns-repeated="5"/>
          <table:table-cell table:style-name="ce2" table:formula="of:=STDEV([.F1:.F4])" office:value-type="float" office:value="0.0604384701211281" calcext:value-type="float">
            <text:p>0.060438470121128</text:p>
          </table:table-cell>
          <table:table-cell table:style-name="ce2" table:formula="of:=STDEV([.G1:.G4])" office:value-type="float" office:value="0.0295168201337159" calcext:value-type="float">
            <text:p>0.029516820133716</text:p>
          </table:table-cell>
          <table:table-cell table:style-name="ce2" table:formula="of:=STDEV([.H1:.H4])" office:value-type="float" office:value="0.0240313206253839" calcext:value-type="float">
            <text:p>0.024031320625384</text:p>
          </table:table-cell>
          <table:table-cell table:style-name="ce2" table:formula="of:=STDEV([.I1:.I4])" office:value-type="float" office:value="0.0423100075787477" calcext:value-type="float">
            <text:p>0.042310007578748</text:p>
          </table:table-cell>
          <table:table-cell table:style-name="ce2" table:formula="of:=STDEV([.J1:.J4])" office:value-type="float" office:value="0.0216435484634328" calcext:value-type="float">
            <text:p>0.02164354846343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897239589" calcext:value-type="float">
            <text:p>0.3897239589</text:p>
          </table:table-cell>
          <table:table-cell office:value-type="float" office:value="0.392273616943" calcext:value-type="float">
            <text:p>0.392273616943</text:p>
          </table:table-cell>
          <table:table-cell office:value-type="float" office:value="0.133329" calcext:value-type="float">
            <text:p>0.133329</text:p>
          </table:table-cell>
          <table:table-cell office:value-type="float" office:value="0.390231235538" calcext:value-type="float">
            <text:p>0.390231235538</text:p>
          </table:table-cell>
          <table:table-cell office:value-type="float" office:value="0.390994631415" calcext:value-type="float">
            <text:p>0.3909946314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1332722684" calcext:value-type="float">
            <text:p>0.461332722684</text:p>
          </table:table-cell>
          <table:table-cell office:value-type="float" office:value="0.416014839908" calcext:value-type="float">
            <text:p>0.416014839908</text:p>
          </table:table-cell>
          <table:table-cell office:value-type="float" office:value="0.202567" calcext:value-type="float">
            <text:p>0.202567</text:p>
          </table:table-cell>
          <table:table-cell office:value-type="float" office:value="0.451496127158" calcext:value-type="float">
            <text:p>0.451496127158</text:p>
          </table:table-cell>
          <table:table-cell office:value-type="float" office:value="0.437503372562" calcext:value-type="float">
            <text:p>0.4375033725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12973257753" calcext:value-type="float">
            <text:p>0.412973257753</text:p>
          </table:table-cell>
          <table:table-cell office:value-type="float" office:value="0.388125148845" calcext:value-type="float">
            <text:p>0.388125148845</text:p>
          </table:table-cell>
          <table:table-cell office:value-type="float" office:value="0.194304" calcext:value-type="float">
            <text:p>0.194304</text:p>
          </table:table-cell>
          <table:table-cell office:value-type="float" office:value="0.407752326186" calcext:value-type="float">
            <text:p>0.407752326186</text:p>
          </table:table-cell>
          <table:table-cell office:value-type="float" office:value="0.400163839584" calcext:value-type="float">
            <text:p>0.4001638395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58532405339" calcext:value-type="float">
            <text:p>0.458532405339</text:p>
          </table:table-cell>
          <table:table-cell office:value-type="float" office:value="0.423048287968" calcext:value-type="float">
            <text:p>0.423048287968</text:p>
          </table:table-cell>
          <table:table-cell office:value-type="float" office:value="0.204707" calcext:value-type="float">
            <text:p>0.204707</text:p>
          </table:table-cell>
          <table:table-cell office:value-type="float" office:value="0.45096722919" calcext:value-type="float">
            <text:p>0.45096722919</text:p>
          </table:table-cell>
          <table:table-cell office:value-type="float" office:value="0.44007621884" calcext:value-type="float">
            <text:p>0.44007621884</text:p>
          </table:table-cell>
        </table:table-row>
        <table:table-row table:style-name="ro1">
          <table:table-cell table:number-columns-repeated="5"/>
          <table:table-cell table:style-name="ce1" table:formula="of:=AVERAGE([.F8:.F11])" office:value-type="float" office:value="0.430640586169" calcext:value-type="float">
            <text:p>0.430640586169</text:p>
          </table:table-cell>
          <table:table-cell table:style-name="ce1" table:formula="of:=AVERAGE([.G8:.G11])" office:value-type="float" office:value="0.404865473416" calcext:value-type="float">
            <text:p>0.404865473416</text:p>
          </table:table-cell>
          <table:table-cell table:style-name="ce1" table:formula="of:=AVERAGE([.H8:.H11])" office:value-type="float" office:value="0.18372675" calcext:value-type="float">
            <text:p>0.18372675</text:p>
          </table:table-cell>
          <table:table-cell table:style-name="ce1" table:formula="of:=AVERAGE([.I8:.I11])" office:value-type="float" office:value="0.425111729518" calcext:value-type="float">
            <text:p>0.425111729518</text:p>
          </table:table-cell>
          <table:table-cell table:style-name="ce1" table:formula="of:=AVERAGE([.J8:.J11])" office:value-type="float" office:value="0.41718451560025" calcext:value-type="float">
            <text:p>0.41718451560025</text:p>
          </table:table-cell>
        </table:table-row>
        <table:table-row table:style-name="ro1">
          <table:table-cell table:number-columns-repeated="5"/>
          <table:table-cell table:style-name="ce2" table:formula="of:=STDEV([.F8:.F11])" office:value-type="float" office:value="0.035148568965163" calcext:value-type="float">
            <text:p>0.035148568965163</text:p>
          </table:table-cell>
          <table:table-cell table:style-name="ce2" table:formula="of:=STDEV([.G8:.G11])" office:value-type="float" office:value="0.0172599385319919" calcext:value-type="float">
            <text:p>0.017259938531992</text:p>
          </table:table-cell>
          <table:table-cell table:style-name="ce2" table:formula="of:=STDEV([.H8:.H11])" office:value-type="float" office:value="0.0338965943852279" calcext:value-type="float">
            <text:p>0.033896594385228</text:p>
          </table:table-cell>
          <table:table-cell table:style-name="ce2" table:formula="of:=STDEV([.I8:.I11])" office:value-type="float" office:value="0.0309980700821105" calcext:value-type="float">
            <text:p>0.030998070082111</text:p>
          </table:table-cell>
          <table:table-cell table:style-name="ce2" table:formula="of:=STDEV([.J8:.J11])" office:value-type="float" office:value="0.025248758854881" calcext:value-type="float">
            <text:p>0.02524875885488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4092391259" calcext:value-type="float">
            <text:p>0.344092391259</text:p>
          </table:table-cell>
          <table:table-cell office:value-type="float" office:value="0.450363598885" calcext:value-type="float">
            <text:p>0.450363598885</text:p>
          </table:table-cell>
          <table:table-cell office:value-type="float" office:value="0.173412" calcext:value-type="float">
            <text:p>0.173412</text:p>
          </table:table-cell>
          <table:table-cell office:value-type="float" office:value="0.361135652296" calcext:value-type="float">
            <text:p>0.361135652296</text:p>
          </table:table-cell>
          <table:table-cell office:value-type="float" office:value="0.390120257381" calcext:value-type="float">
            <text:p>0.39012025738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36247435787" calcext:value-type="float">
            <text:p>0.336247435787</text:p>
          </table:table-cell>
          <table:table-cell office:value-type="float" office:value="0.435250620018" calcext:value-type="float">
            <text:p>0.435250620018</text:p>
          </table:table-cell>
          <table:table-cell office:value-type="float" office:value="0.168545" calcext:value-type="float">
            <text:p>0.168545</text:p>
          </table:table-cell>
          <table:table-cell office:value-type="float" office:value="0.352273223815" calcext:value-type="float">
            <text:p>0.352273223815</text:p>
          </table:table-cell>
          <table:table-cell office:value-type="float" office:value="0.379396691423" calcext:value-type="float">
            <text:p>0.3793966914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31487273654" calcext:value-type="float">
            <text:p>0.431487273654</text:p>
          </table:table-cell>
          <table:table-cell office:value-type="float" office:value="0.371015178183" calcext:value-type="float">
            <text:p>0.371015178183</text:p>
          </table:table-cell>
          <table:table-cell office:value-type="float" office:value="0.16258" calcext:value-type="float">
            <text:p>0.16258</text:p>
          </table:table-cell>
          <table:table-cell office:value-type="float" office:value="0.417865615626" calcext:value-type="float">
            <text:p>0.417865615626</text:p>
          </table:table-cell>
          <table:table-cell office:value-type="float" office:value="0.398972806506" calcext:value-type="float">
            <text:p>0.39897280650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77035915679" calcext:value-type="float">
            <text:p>0.377035915679</text:p>
          </table:table-cell>
          <table:table-cell office:value-type="float" office:value="0.464964263677" calcext:value-type="float">
            <text:p>0.464964263677</text:p>
          </table:table-cell>
          <table:table-cell office:value-type="float" office:value="0.166171" calcext:value-type="float">
            <text:p>0.166171</text:p>
          </table:table-cell>
          <table:table-cell office:value-type="float" office:value="0.391856537694" calcext:value-type="float">
            <text:p>0.391856537694</text:p>
          </table:table-cell>
          <table:table-cell office:value-type="float" office:value="0.416409001356" calcext:value-type="float">
            <text:p>0.416409001356</text:p>
          </table:table-cell>
        </table:table-row>
        <table:table-row table:style-name="ro1">
          <table:table-cell table:number-columns-repeated="5"/>
          <table:table-cell table:style-name="ce1" table:formula="of:=AVERAGE([.F15:.F18])" office:value-type="float" office:value="0.37221575409475" calcext:value-type="float">
            <text:p>0.37221575409475</text:p>
          </table:table-cell>
          <table:table-cell table:style-name="ce1" table:formula="of:=AVERAGE([.G15:.G18])" office:value-type="float" office:value="0.43039841519075" calcext:value-type="float">
            <text:p>0.43039841519075</text:p>
          </table:table-cell>
          <table:table-cell table:style-name="ce1" table:formula="of:=AVERAGE([.H15:.H18])" office:value-type="float" office:value="0.167677" calcext:value-type="float">
            <text:p>0.167677</text:p>
          </table:table-cell>
          <table:table-cell table:style-name="ce1" table:formula="of:=AVERAGE([.I15:.I18])" office:value-type="float" office:value="0.38078275735775" calcext:value-type="float">
            <text:p>0.38078275735775</text:p>
          </table:table-cell>
          <table:table-cell table:style-name="ce1" table:formula="of:=AVERAGE([.J15:.J18])" office:value-type="float" office:value="0.3962246891665" calcext:value-type="float">
            <text:p>0.3962246891665</text:p>
          </table:table-cell>
        </table:table-row>
        <table:table-row table:style-name="ro1">
          <table:table-cell table:number-columns-repeated="5"/>
          <table:table-cell table:style-name="ce2" table:formula="of:=STDEV([.F15:.F18])" office:value-type="float" office:value="0.0432858346638547" calcext:value-type="float">
            <text:p>0.043285834663855</text:p>
          </table:table-cell>
          <table:table-cell table:style-name="ce2" table:formula="of:=STDEV([.G15:.G18])" office:value-type="float" office:value="0.0414057933576278" calcext:value-type="float">
            <text:p>0.041405793357628</text:p>
          </table:table-cell>
          <table:table-cell table:style-name="ce2" table:formula="of:=STDEV([.H15:.H18])" office:value-type="float" office:value="0.00454206612310594" calcext:value-type="float">
            <text:p>0.004542066123106</text:p>
          </table:table-cell>
          <table:table-cell table:style-name="ce2" table:formula="of:=STDEV([.I15:.I18])" office:value-type="float" office:value="0.0299809340993642" calcext:value-type="float">
            <text:p>0.029980934099364</text:p>
          </table:table-cell>
          <table:table-cell table:style-name="ce2" table:formula="of:=STDEV([.J15:.J18])" office:value-type="float" office:value="0.0156567791808524" calcext:value-type="float">
            <text:p>0.01565677918085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0562879464" calcext:value-type="float">
            <text:p>0.340562879464</text:p>
          </table:table-cell>
          <table:table-cell office:value-type="float" office:value="0.41506166923" calcext:value-type="float">
            <text:p>0.41506166923</text:p>
          </table:table-cell>
          <table:table-cell office:value-type="float" office:value="0.184127" calcext:value-type="float">
            <text:p>0.184127</text:p>
          </table:table-cell>
          <table:table-cell office:value-type="float" office:value="0.353243507802" calcext:value-type="float">
            <text:p>0.353243507802</text:p>
          </table:table-cell>
          <table:table-cell office:value-type="float" office:value="0.37413976947" calcext:value-type="float">
            <text:p>0.374139769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0592081914" calcext:value-type="float">
            <text:p>0.450592081914</text:p>
          </table:table-cell>
          <table:table-cell office:value-type="float" office:value="0.38317571644" calcext:value-type="float">
            <text:p>0.38317571644</text:p>
          </table:table-cell>
          <table:table-cell office:value-type="float" office:value="0.172757" calcext:value-type="float">
            <text:p>0.172757</text:p>
          </table:table-cell>
          <table:table-cell office:value-type="float" office:value="0.435275509606" calcext:value-type="float">
            <text:p>0.435275509606</text:p>
          </table:table-cell>
          <table:table-cell office:value-type="float" office:value="0.414158340369" calcext:value-type="float">
            <text:p>0.4141583403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56568717796" calcext:value-type="float">
            <text:p>0.256568717796</text:p>
          </table:table-cell>
          <table:table-cell office:value-type="float" office:value="0.470232798665" calcext:value-type="float">
            <text:p>0.470232798665</text:p>
          </table:table-cell>
          <table:table-cell office:value-type="float" office:value="0.133044" calcext:value-type="float">
            <text:p>0.133044</text:p>
          </table:table-cell>
          <table:table-cell office:value-type="float" office:value="0.282215277568" calcext:value-type="float">
            <text:p>0.282215277568</text:p>
          </table:table-cell>
          <table:table-cell office:value-type="float" office:value="0.331994426227" calcext:value-type="float">
            <text:p>0.33199442622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31340185664" calcext:value-type="float">
            <text:p>0.331340185664</text:p>
          </table:table-cell>
          <table:table-cell office:value-type="float" office:value="0.559771870287" calcext:value-type="float">
            <text:p>0.559771870287</text:p>
          </table:table-cell>
          <table:table-cell office:value-type="float" office:value="0.196813" calcext:value-type="float">
            <text:p>0.196813</text:p>
          </table:table-cell>
          <table:table-cell office:value-type="float" office:value="0.360786101522" calcext:value-type="float">
            <text:p>0.360786101522</text:p>
          </table:table-cell>
          <table:table-cell office:value-type="float" office:value="0.416277423679" calcext:value-type="float">
            <text:p>0.416277423679</text:p>
          </table:table-cell>
        </table:table-row>
        <table:table-row table:style-name="ro1">
          <table:table-cell table:number-columns-repeated="5"/>
          <table:table-cell table:style-name="ce1" table:formula="of:=AVERAGE([.F22:.F25])" office:value-type="float" office:value="0.3447659662095" calcext:value-type="float">
            <text:p>0.3447659662095</text:p>
          </table:table-cell>
          <table:table-cell table:style-name="ce1" table:formula="of:=AVERAGE([.G22:.G25])" office:value-type="float" office:value="0.4570605136555" calcext:value-type="float">
            <text:p>0.4570605136555</text:p>
          </table:table-cell>
          <table:table-cell table:style-name="ce1" table:formula="of:=AVERAGE([.H22:.H25])" office:value-type="float" office:value="0.17168525" calcext:value-type="float">
            <text:p>0.17168525</text:p>
          </table:table-cell>
          <table:table-cell table:style-name="ce1" table:formula="of:=AVERAGE([.I22:.I25])" office:value-type="float" office:value="0.3578800991245" calcext:value-type="float">
            <text:p>0.3578800991245</text:p>
          </table:table-cell>
          <table:table-cell table:style-name="ce1" table:formula="of:=AVERAGE([.J22:.J25])" office:value-type="float" office:value="0.38414248993625" calcext:value-type="float">
            <text:p>0.38414248993625</text:p>
          </table:table-cell>
        </table:table-row>
        <table:table-row table:style-name="ro1">
          <table:table-cell table:number-columns-repeated="5"/>
          <table:table-cell table:style-name="ce2" table:formula="of:=STDEV([.F22:.F25])" office:value-type="float" office:value="0.079949648559288" calcext:value-type="float">
            <text:p>0.079949648559288</text:p>
          </table:table-cell>
          <table:table-cell table:style-name="ce2" table:formula="of:=STDEV([.G22:.G25])" office:value-type="float" office:value="0.0773433859833483" calcext:value-type="float">
            <text:p>0.077343385983348</text:p>
          </table:table-cell>
          <table:table-cell table:style-name="ce2" table:formula="of:=STDEV([.H22:.H25])" office:value-type="float" office:value="0.0275710948443595" calcext:value-type="float">
            <text:p>0.02757109484436</text:p>
          </table:table-cell>
          <table:table-cell table:style-name="ce2" table:formula="of:=STDEV([.I22:.I25])" office:value-type="float" office:value="0.0625703806759584" calcext:value-type="float">
            <text:p>0.062570380675958</text:p>
          </table:table-cell>
          <table:table-cell table:style-name="ce2" table:formula="of:=STDEV([.J22:.J25])" office:value-type="float" office:value="0.0398040207734599" calcext:value-type="float">
            <text:p>0.0398040207734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00615575843" calcext:value-type="float">
            <text:p>0.300615575843</text:p>
          </table:table-cell>
          <table:table-cell office:value-type="float" office:value="0.610228365385" calcext:value-type="float">
            <text:p>0.610228365385</text:p>
          </table:table-cell>
          <table:table-cell office:value-type="float" office:value="0.165158" calcext:value-type="float">
            <text:p>0.165158</text:p>
          </table:table-cell>
          <table:table-cell office:value-type="float" office:value="0.334565399371" calcext:value-type="float">
            <text:p>0.334565399371</text:p>
          </table:table-cell>
          <table:table-cell office:value-type="float" office:value="0.40280039895" calcext:value-type="float">
            <text:p>0.402800398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65357520197" calcext:value-type="float">
            <text:p>0.365357520197</text:p>
          </table:table-cell>
          <table:table-cell office:value-type="float" office:value="0.50485544839" calcext:value-type="float">
            <text:p>0.50485544839</text:p>
          </table:table-cell>
          <table:table-cell office:value-type="float" office:value="0.221239" calcext:value-type="float">
            <text:p>0.221239</text:p>
          </table:table-cell>
          <table:table-cell office:value-type="float" office:value="0.386729148516" calcext:value-type="float">
            <text:p>0.386729148516</text:p>
          </table:table-cell>
          <table:table-cell office:value-type="float" office:value="0.423925501779" calcext:value-type="float">
            <text:p>0.42392550177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01192419879" calcext:value-type="float">
            <text:p>0.301192419879</text:p>
          </table:table-cell>
          <table:table-cell office:value-type="float" office:value="0.513642148769" calcext:value-type="float">
            <text:p>0.513642148769</text:p>
          </table:table-cell>
          <table:table-cell office:value-type="float" office:value="0.183041" calcext:value-type="float">
            <text:p>0.183041</text:p>
          </table:table-cell>
          <table:table-cell office:value-type="float" office:value="0.328354872921" calcext:value-type="float">
            <text:p>0.328354872921</text:p>
          </table:table-cell>
          <table:table-cell office:value-type="float" office:value="0.379721547642" calcext:value-type="float">
            <text:p>0.37972154764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405870495138" calcext:value-type="float">
            <text:p>0.405870495138</text:p>
          </table:table-cell>
          <table:table-cell office:value-type="float" office:value="0.54543485056" calcext:value-type="float">
            <text:p>0.54543485056</text:p>
          </table:table-cell>
          <table:table-cell office:value-type="float" office:value="0.193452" calcext:value-type="float">
            <text:p>0.193452</text:p>
          </table:table-cell>
          <table:table-cell office:value-type="float" office:value="0.427761373703" calcext:value-type="float">
            <text:p>0.427761373703</text:p>
          </table:table-cell>
          <table:table-cell office:value-type="float" office:value="0.465415050726" calcext:value-type="float">
            <text:p>0.465415050726</text:p>
          </table:table-cell>
        </table:table-row>
        <table:table-row table:style-name="ro1">
          <table:table-cell table:number-columns-repeated="5"/>
          <table:table-cell table:style-name="ce1" table:formula="of:=AVERAGE([.F29:.F32])" office:value-type="float" office:value="0.34325900276425" calcext:value-type="float">
            <text:p>0.34325900276425</text:p>
          </table:table-cell>
          <table:table-cell table:style-name="ce1" table:formula="of:=AVERAGE([.G29:.G32])" office:value-type="float" office:value="0.543540203276" calcext:value-type="float">
            <text:p>0.543540203276</text:p>
          </table:table-cell>
          <table:table-cell table:style-name="ce1" table:formula="of:=AVERAGE([.H29:.H32])" office:value-type="float" office:value="0.1907225" calcext:value-type="float">
            <text:p>0.1907225</text:p>
          </table:table-cell>
          <table:table-cell table:style-name="ce1" table:formula="of:=AVERAGE([.I29:.I32])" office:value-type="float" office:value="0.36935269862775" calcext:value-type="float">
            <text:p>0.36935269862775</text:p>
          </table:table-cell>
          <table:table-cell table:style-name="ce1" table:formula="of:=AVERAGE([.J29:.J32])" office:value-type="float" office:value="0.41796562477425" calcext:value-type="float">
            <text:p>0.41796562477425</text:p>
          </table:table-cell>
        </table:table-row>
        <table:table-row table:style-name="ro1">
          <table:table-cell table:number-columns-repeated="5"/>
          <table:table-cell table:style-name="ce2" table:formula="of:=STDEV([.F29:.F32])" office:value-type="float" office:value="0.0516288120633667" calcext:value-type="float">
            <text:p>0.051628812063367</text:p>
          </table:table-cell>
          <table:table-cell table:style-name="ce2" table:formula="of:=STDEV([.G29:.G32])" office:value-type="float" office:value="0.047753898890389" calcext:value-type="float">
            <text:p>0.047753898890389</text:p>
          </table:table-cell>
          <table:table-cell table:style-name="ce2" table:formula="of:=STDEV([.H29:.H32])" office:value-type="float" office:value="0.023461003424122" calcext:value-type="float">
            <text:p>0.023461003424122</text:p>
          </table:table-cell>
          <table:table-cell table:style-name="ce2" table:formula="of:=STDEV([.I29:.I32])" office:value-type="float" office:value="0.0469201173521718" calcext:value-type="float">
            <text:p>0.046920117352172</text:p>
          </table:table-cell>
          <table:table-cell table:style-name="ce2" table:formula="of:=STDEV([.J29:.J32])" office:value-type="float" office:value="0.0364214298962408" calcext:value-type="float">
            <text:p>0.03642142989624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53369337466" calcext:value-type="float">
            <text:p>0.353369337466</text:p>
          </table:table-cell>
          <table:table-cell office:value-type="float" office:value="0.573223988688" calcext:value-type="float">
            <text:p>0.573223988688</text:p>
          </table:table-cell>
          <table:table-cell office:value-type="float" office:value="0.0837795" calcext:value-type="float">
            <text:p>0.0837795</text:p>
          </table:table-cell>
          <table:table-cell office:value-type="float" office:value="0.38272765338" calcext:value-type="float">
            <text:p>0.38272765338</text:p>
          </table:table-cell>
          <table:table-cell office:value-type="float" office:value="0.43721398673" calcext:value-type="float">
            <text:p>0.437213986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42277940575" calcext:value-type="float">
            <text:p>0.42277940575</text:p>
          </table:table-cell>
          <table:table-cell office:value-type="float" office:value="0.480742273293" calcext:value-type="float">
            <text:p>0.480742273293</text:p>
          </table:table-cell>
          <table:table-cell office:value-type="float" office:value="0.124639" calcext:value-type="float">
            <text:p>0.124639</text:p>
          </table:table-cell>
          <table:table-cell office:value-type="float" office:value="0.433226180716" calcext:value-type="float">
            <text:p>0.433226180716</text:p>
          </table:table-cell>
          <table:table-cell office:value-type="float" office:value="0.449901617938" calcext:value-type="float">
            <text:p>0.44990161793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72618820268" calcext:value-type="float">
            <text:p>0.372618820268</text:p>
          </table:table-cell>
          <table:table-cell office:value-type="float" office:value="0.531227106227" calcext:value-type="float">
            <text:p>0.531227106227</text:p>
          </table:table-cell>
          <table:table-cell office:value-type="float" office:value="0.129091" calcext:value-type="float">
            <text:p>0.129091</text:p>
          </table:table-cell>
          <table:table-cell office:value-type="float" office:value="0.396282398918" calcext:value-type="float">
            <text:p>0.396282398918</text:p>
          </table:table-cell>
          <table:table-cell office:value-type="float" office:value="0.438006549156" calcext:value-type="float">
            <text:p>0.43800654915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470939783412" calcext:value-type="float">
            <text:p>0.470939783412</text:p>
          </table:table-cell>
          <table:table-cell office:value-type="float" office:value="0.614810138421" calcext:value-type="float">
            <text:p>0.614810138421</text:p>
          </table:table-cell>
          <table:table-cell office:value-type="float" office:value="0.303764" calcext:value-type="float">
            <text:p>0.303764</text:p>
          </table:table-cell>
          <table:table-cell office:value-type="float" office:value="0.494062685771" calcext:value-type="float">
            <text:p>0.494062685771</text:p>
          </table:table-cell>
          <table:table-cell office:value-type="float" office:value="0.533342987377" calcext:value-type="float">
            <text:p>0.533342987377</text:p>
          </table:table-cell>
        </table:table-row>
        <table:table-row table:style-name="ro1">
          <table:table-cell table:number-columns-repeated="5"/>
          <table:table-cell table:style-name="ce1" table:formula="of:=AVERAGE([.F36:.F39])" office:value-type="float" office:value="0.404926836724" calcext:value-type="float">
            <text:p>0.404926836724</text:p>
          </table:table-cell>
          <table:table-cell table:style-name="ce1" table:formula="of:=AVERAGE([.G36:.G39])" office:value-type="float" office:value="0.55000087665725" calcext:value-type="float">
            <text:p>0.55000087665725</text:p>
          </table:table-cell>
          <table:table-cell table:style-name="ce1" table:formula="of:=AVERAGE([.H36:.H39])" office:value-type="float" office:value="0.160318375" calcext:value-type="float">
            <text:p>0.160318375</text:p>
          </table:table-cell>
          <table:table-cell table:style-name="ce1" table:formula="of:=AVERAGE([.I36:.I39])" office:value-type="float" office:value="0.42657472969625" calcext:value-type="float">
            <text:p>0.42657472969625</text:p>
          </table:table-cell>
          <table:table-cell table:style-name="ce1" table:formula="of:=AVERAGE([.J36:.J39])" office:value-type="float" office:value="0.46461628530025" calcext:value-type="float">
            <text:p>0.46461628530025</text:p>
          </table:table-cell>
        </table:table-row>
        <table:table-row table:style-name="ro1">
          <table:table-cell table:number-columns-repeated="5"/>
          <table:table-cell table:style-name="ce2" table:formula="of:=STDEV([.F36:.F39])" office:value-type="float" office:value="0.0528469709265052" calcext:value-type="float">
            <text:p>0.052846970926505</text:p>
          </table:table-cell>
          <table:table-cell table:style-name="ce2" table:formula="of:=STDEV([.G36:.G39])" office:value-type="float" office:value="0.057413012284932" calcext:value-type="float">
            <text:p>0.057413012284932</text:p>
          </table:table-cell>
          <table:table-cell table:style-name="ce2" table:formula="of:=STDEV([.H36:.H39])" office:value-type="float" office:value="0.0977803890830322" calcext:value-type="float">
            <text:p>0.097780389083032</text:p>
          </table:table-cell>
          <table:table-cell table:style-name="ce2" table:formula="of:=STDEV([.I36:.I39])" office:value-type="float" office:value="0.0497964437193309" calcext:value-type="float">
            <text:p>0.049796443719331</text:p>
          </table:table-cell>
          <table:table-cell table:style-name="ce2" table:formula="of:=STDEV([.J36:.J39])" office:value-type="float" office:value="0.046183853738898" calcext:value-type="float">
            <text:p>0.0461838537388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9714359305" calcext:value-type="float">
            <text:p>0.499714359305</text:p>
          </table:table-cell>
          <table:table-cell office:value-type="float" office:value="0.498066666667" calcext:value-type="float">
            <text:p>0.498066666667</text:p>
          </table:table-cell>
          <table:table-cell office:value-type="float" office:value="0.0844873" calcext:value-type="float">
            <text:p>0.0844873</text:p>
          </table:table-cell>
          <table:table-cell office:value-type="float" office:value="0.499383949217" calcext:value-type="float">
            <text:p>0.499383949217</text:p>
          </table:table-cell>
          <table:table-cell office:value-type="float" office:value="0.498889152522" calcext:value-type="float">
            <text:p>0.4988891525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08585563731" calcext:value-type="float">
            <text:p>0.508585563731</text:p>
          </table:table-cell>
          <table:table-cell office:value-type="float" office:value="0.678313253012" calcext:value-type="float">
            <text:p>0.678313253012</text:p>
          </table:table-cell>
          <table:table-cell office:value-type="float" office:value="0.239521" calcext:value-type="float">
            <text:p>0.239521</text:p>
          </table:table-cell>
          <table:table-cell office:value-type="float" office:value="0.535378045882" calcext:value-type="float">
            <text:p>0.535378045882</text:p>
          </table:table-cell>
          <table:table-cell office:value-type="float" office:value="0.581313795755" calcext:value-type="float">
            <text:p>0.58131379575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0130526827" calcext:value-type="float">
            <text:p>0.50130526827</text:p>
          </table:table-cell>
          <table:table-cell office:value-type="float" office:value="0.519708862566" calcext:value-type="float">
            <text:p>0.519708862566</text:p>
          </table:table-cell>
          <table:table-cell office:value-type="float" office:value="0.129428" calcext:value-type="float">
            <text:p>0.129428</text:p>
          </table:table-cell>
          <table:table-cell office:value-type="float" office:value="0.504880971994" calcext:value-type="float">
            <text:p>0.504880971994</text:p>
          </table:table-cell>
          <table:table-cell office:value-type="float" office:value="0.510341204695" calcext:value-type="float">
            <text:p>0.5103412046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0854905793" calcext:value-type="float">
            <text:p>0.500854905793</text:p>
          </table:table-cell>
          <table:table-cell office:value-type="float" office:value="0.512990580848" calcext:value-type="float">
            <text:p>0.512990580848</text:p>
          </table:table-cell>
          <table:table-cell office:value-type="float" office:value="0.178238" calcext:value-type="float">
            <text:p>0.178238</text:p>
          </table:table-cell>
          <table:table-cell office:value-type="float" office:value="0.503235887994" calcext:value-type="float">
            <text:p>0.503235887994</text:p>
          </table:table-cell>
          <table:table-cell office:value-type="float" office:value="0.506850111637" calcext:value-type="float">
            <text:p>0.506850111637</text:p>
          </table:table-cell>
        </table:table-row>
        <table:table-row table:style-name="ro1">
          <table:table-cell table:number-columns-repeated="5"/>
          <table:table-cell table:style-name="ce1" table:formula="of:=AVERAGE([.F43:.F46])" office:value-type="float" office:value="0.50261502427475" calcext:value-type="float">
            <text:p>0.50261502427475</text:p>
          </table:table-cell>
          <table:table-cell table:style-name="ce1" table:formula="of:=AVERAGE([.G43:.G46])" office:value-type="float" office:value="0.55226984077325" calcext:value-type="float">
            <text:p>0.55226984077325</text:p>
          </table:table-cell>
          <table:table-cell table:style-name="ce1" table:formula="of:=AVERAGE([.H43:.H46])" office:value-type="float" office:value="0.157918575" calcext:value-type="float">
            <text:p>0.157918575</text:p>
          </table:table-cell>
          <table:table-cell table:style-name="ce1" table:formula="of:=AVERAGE([.I43:.I46])" office:value-type="float" office:value="0.51071971377175" calcext:value-type="float">
            <text:p>0.51071971377175</text:p>
          </table:table-cell>
          <table:table-cell table:style-name="ce1" table:formula="of:=AVERAGE([.J43:.J46])" office:value-type="float" office:value="0.52434856615225" calcext:value-type="float">
            <text:p>0.52434856615225</text:p>
          </table:table-cell>
        </table:table-row>
        <table:table-row table:style-name="ro1">
          <table:table-cell table:number-columns-repeated="5"/>
          <table:table-cell table:style-name="ce2" table:formula="of:=STDEV([.F43:.F46])" office:value-type="float" office:value="0.00403628032257214" calcext:value-type="float">
            <text:p>0.004036280322572</text:p>
          </table:table-cell>
          <table:table-cell table:style-name="ce2" table:formula="of:=STDEV([.G43:.G46])" office:value-type="float" office:value="0.0845143053257224" calcext:value-type="float">
            <text:p>0.084514305325722</text:p>
          </table:table-cell>
          <table:table-cell table:style-name="ce2" table:formula="of:=STDEV([.H43:.H46])" office:value-type="float" office:value="0.0665224268202524" calcext:value-type="float">
            <text:p>0.066522426820252</text:p>
          </table:table-cell>
          <table:table-cell table:style-name="ce2" table:formula="of:=STDEV([.I43:.I46])" office:value-type="float" office:value="0.0165995125864092" calcext:value-type="float">
            <text:p>0.016599512586409</text:p>
          </table:table-cell>
          <table:table-cell table:style-name="ce2" table:formula="of:=STDEV([.J43:.J46])" office:value-type="float" office:value="0.0382780233358799" calcext:value-type="float">
            <text:p>0.03827802333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12:46:59.382665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30T12:54:23.676234715</dc:date>
    <dc:creator>Dimitrios Pritsos</dc:creator>
    <meta:editing-duration>PT10M</meta:editing-duration>
    <meta:editing-cycles>2</meta:editing-cycles>
    <meta:generator>LibreOffice/5.2.3.2$Linux_X86_64 LibreOffice_project/20m0$Build-2</meta:generator>
    <meta:document-statistic meta:table-count="1" meta:cell-count="350" meta:object-count="0"/>
  </office:meta>
</office:document-meta>
</file>